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9428" officeooo:paragraph-rsid="000094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i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12:32:18.351235404</meta:creation-date>
    <dc:date>2016-09-08T12:32:55.596988561</dc:date>
    <meta:editing-duration>PT38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5.1.4.2$Linux_X86_64 LibreOffice_project/10m0$Build-2</meta:generator>
  </office:meta>
</office:document-meta>
</file>